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ad1" officeooo:paragraph-rsid="000f0ad1"/>
    </style:style>
    <style:style style:name="P2" style:family="paragraph" style:parent-style-name="Standard">
      <style:text-properties officeooo:rsid="00102f1e" officeooo:paragraph-rsid="00102f1e"/>
    </style:style>
    <style:style style:name="P3" style:family="paragraph" style:parent-style-name="Standard">
      <style:text-properties officeooo:rsid="00102f1e" officeooo:paragraph-rsid="0011498d"/>
    </style:style>
    <style:style style:name="P4" style:family="paragraph" style:parent-style-name="Standard">
      <style:text-properties officeooo:rsid="0011498d" officeooo:paragraph-rsid="001149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oad prom config/rules</text:p>
      <text:p text:style-name="P1"><text:s/>curl -X POST <text:a xlink:type="simple" xlink:href="http://161.74.26.170:9090/-/reload" text:style-name="Internet_20_link" text:visited-style-name="Visited_20_Internet_20_Link">http://161.74.26.170:9090/-/reload</text:a></text:p>
      <text:p text:style-name="P1"/>
      <text:p text:style-name="P2">docker cluster in consul services</text:p>
      <text:p text:style-name="P2"/>
      <text:p text:style-name="P2">cadvisor container 9200</text:p>
      <text:p text:style-name="P2"/>
      <text:p text:style-name="P2">cpu of a app container:</text:p>
      <text:p text:style-name="P3">rate(container_cpu_user_seconds_total{container_label_com_docker_swarm_service_name="DA"}</text:p>
      <text:p text:style-name="P3">[1m])</text:p>
      <text:p text:style-name="P3"/>
      <text:p text:style-name="P4">swarm api:</text:p>
      <text:p text:style-name="P4">curl GET http://161.74.26.170:2375/servi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7T13:02:49.702997029</meta:creation-date>
    <dc:date>2017-04-27T13:35:59.377454833</dc:date>
    <meta:editing-duration>PT33M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27" meta:character-count="298" meta:non-whitespace-character-count="279"/>
  </office:meta>
</office:document-meta>
</file>